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8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008000" draw:textarea-horizontal-align="justify" draw:textarea-vertical-align="middle" draw:auto-grow-height="false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000"/>
    </style:style>
    <style:style style:name="P3" style:family="paragraph">
      <style:paragraph-properties fo:text-align="center"/>
      <style:text-properties fo:color="#ff0000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c5000b"/>
    </style:style>
    <style:style style:name="T4" style:family="text">
      <style:text-properties fo:color="#008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18.7cm" svg:height="21.1cm" svg:x="1.3cm" svg:y="1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0.5cm" svg:height="2.1cm" svg:x="4.9cm" svg:y="6.7cm">
            <text:p text:style-name="P1"><text:span text:style-name="T1">List:</text:span> <text:s/>All interactors + original gen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1.2cm" svg:height="1.4cm" svg:x="4.7cm" svg:y="2.3cm">
            <text:p text:style-name="P1"><text:span text:style-name="T2">Template:</text:span> <text:s/>Gene → Interacting genes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9.9cm" svg:y1="3.7cm" svg:x2="9.9cm" svg:y2="6.7cm">
            <text:p/>
          </draw:line>
          <draw:line draw:style-name="gr3" draw:text-style-name="P1" draw:layer="layout" svg:x1="8.6cm" svg:y1="8.7cm" svg:x2="6.9cm" svg:y2="11.8cm">
            <text:p/>
          </draw:line>
          <draw:custom-shape draw:style-name="gr4" draw:text-style-name="P1" draw:layer="layout" svg:width="7.8cm" svg:height="6cm" svg:x="1.5cm" svg:y="10.8cm">
            <text:p text:style-name="P1"><text:span text:style-name="T3">List</text:span> <text:span text:style-name="T3">Analysis</text:span> <text:span text:style-name="T3">Page:</text:span> Examine widget graphs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1" draw:layer="layout" svg:x1="11cm" svg:y1="8.8cm" svg:x2="14.5cm" svg:y2="12.8cm">
            <text:p/>
          </draw:line>
          <draw:custom-shape draw:style-name="gr2" draw:text-style-name="P1" draw:layer="layout" svg:width="9.6cm" svg:height="1.6cm" svg:x="10cm" svg:y="12.9cm">
            <text:p text:style-name="P1"><text:span text:style-name="T2">Template:</text:span> <text:s/>Gene --&gt; FlyAtlas Data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5cm" svg:height="1.2cm" svg:x="10.2cm" svg:y="16.5cm">
            <text:p text:style-name="P2"><text:span text:style-name="T4">Fil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12.4cm" svg:y1="16.5cm" svg:x2="12.4cm" svg:y2="14.5cm">
            <text:p/>
          </draw:line>
          <draw:custom-shape draw:style-name="gr2" draw:text-style-name="P3" draw:layer="layout" svg:width="3.4cm" svg:height="1.6cm" svg:x="15.3cm" svg:y="16.3cm">
            <text:p text:style-name="P3"><text:span text:style-name="T1">List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7cm" svg:y1="14.5cm" svg:x2="17cm" svg:y2="16.3cm">
            <text:p/>
          </draw:line>
          <draw:custom-shape draw:style-name="gr4" draw:text-style-name="P1" draw:layer="layout" svg:width="9.6cm" svg:height="1.6cm" svg:x="10cm" svg:y="19.6cm">
            <text:p text:style-name="P1"><text:span text:style-name="T2">Template:</text:span> <text:s/>Gene --&gt; FlyFish and BDGP in situ data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3cm" svg:y1="17.7cm" svg:x2="12.3cm" svg:y2="19.5cm">
            <text:p/>
          </draw:line>
          <draw:line draw:style-name="gr3" draw:text-style-name="P1" draw:layer="layout" svg:x1="17.2cm" svg:y1="19.6cm" svg:x2="17.2cm" svg:y2="17.9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07T13:11:07</meta:creation-date>
    <dc:date>2014-03-07T13:32:08</dc:date>
    <meta:editing-duration>PT5M49S</meta:editing-duration>
    <meta:editing-cycles>2</meta:editing-cycles>
    <meta:generator>LibreOffice/3.4$Unix LibreOffice_project/340m1$Build-402</meta:generator>
    <meta:document-statistic meta:object-count="16"/>
  </office:meta>
</office:document-meta>
</file>